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95.96mm"/>
    </style:style>
    <style:style style:name="co5" style:family="table-column">
      <style:table-column-properties fo:break-before="auto" style:column-width="9.26mm"/>
    </style:style>
    <style:style style:name="co6" style:family="table-column">
      <style:table-column-properties fo:break-before="auto" style:column-width="34.59mm"/>
    </style:style>
    <style:style style:name="co7" style:family="table-column">
      <style:table-column-properties fo:break-before="auto" style:column-width="6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cell-content()=&quot;yes&quot;" style:apply-style-name="Good" style:base-cell-address="Corners.C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yes&quot;" style:apply-style-name="Good" style:base-cell-address="Corners.C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15"/>
    <style:style style:name="ce9" style:family="table-cell" style:parent-style-name="Default" style:data-style-name="N115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use-regular-expressions="false" table:use-wildcards="true"/>
      <table:table table:name="Corn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Printed</text:p>
          </table:table-cell>
          <table:table-cell table:style-name="ce7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([.B:.B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IF([.C:.C];&quot;yes&quot;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style-name="ce8"/>
          <table:table-cell table:style-name="ce9" table:formula="of:=([.F5]/[.F4])" office:value-type="percentage" office:value="0.719298245614035" calcext:value-type="percentage" table:number-columns-spanned="1" table:number-rows-spanned="2">
            <text:p>71.9%</text:p>
          </table:table-cell>
          <table:table-cell table:style-name="ce10" office:value-type="string" calcext:value-type="string" table:number-columns-spanned="1" table:number-rows-spanned="2">
            <text:p><text:s/>of corners are done.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Chli wües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Enden ein bisschen Ro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Verbinder abgebrochen, keine Löcher, Text schle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Keine Löcher, Text ni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Filament ging a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orners.C3:Corners.C60">
            <calcext:condition calcext:apply-style-name="Good" calcext:value="=&quot;yes&quot;" calcext:base-cell-address="Corners.C3"/>
          </calcext:conditional-format>
          <calcext:conditional-format calcext:target-range-address="Corners.C3:Corners.C60">
            <calcext:condition calcext:apply-style-name="Bad" calcext:value="=&quot;no&quot;" calcext:base-cell-address="Corners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percentage-style style:name="N11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 style:data-style-name="N2" text:time-value="03:14:43.263107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land Rytz</meta:initial-creator>
    <meta:creation-date>2025-11-30T16:41:02.610695705</meta:creation-date>
    <dc:date>2025-12-06T22:38:14.942625691</dc:date>
    <dc:creator>Roland Rytz</dc:creator>
    <meta:editing-duration>P2DT21M49S</meta:editing-duration>
    <meta:editing-cycles>7</meta:editing-cycles>
    <meta:generator>LibreOffice/25.2.3.2$Linux_X86_64 LibreOffice_project/520$Build-2</meta:generator>
    <meta:document-statistic meta:table-count="1" meta:cell-count="126" meta:object-count="0"/>
  </office:meta>
</office:document-meta>
</file>